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02" calcext:value-type="float">
            <text:p>1002</text:p>
          </table:table-cell>
          <table:table-cell table:style-name="ce7" table:formula="of:=COUNTIF([.B7:.B1095];&quot;X&quot;)" office:value-type="float" office:value="855" calcext:value-type="float">
            <text:p>855</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7" calcext:value-type="float">
            <text:p>117</text:p>
          </table:table-cell>
          <table:table-cell table:style-name="ce25" table:formula="of:=SUM([.B2:.F2])" office:value-type="float" office:value="1066" calcext:value-type="float">
            <text:p>106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5">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4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155">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09">00/00/0000</text:date>, <text:time style:data-style-name="N2" text:time-value="20:09:13.55805446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9-09T20:09:39.920318769</dc:date>
    <meta:editing-duration>P1DT3H32M54S</meta:editing-duration>
    <meta:editing-cycles>1003</meta:editing-cycles>
    <meta:document-statistic meta:table-count="1" meta:cell-count="6039" meta:object-count="0"/>
  </office:meta>
</office:document-meta>
</file>